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274cm"/>
    </style:style>
    <style:style style:name="gr3" style:family="graphic">
      <style:graphic-properties draw:stroke="none" svg:stroke-color="#000000" draw:fill="none" draw:fill-color="#ffffff" fo:min-height="1.03cm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636cm" svg:height="11.666cm" svg:x="7.139cm" svg:y="9.321cm">
            <draw:object draw:notify-on-update-of-ranges="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33cm" svg:y="20.946cm">
            <draw:object draw:notify-on-update-of-ranges="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1" draw:style-name="gr2" draw:text-style-name="P2" svg:width="3.09cm" svg:height="1.274cm" svg:x="10.297cm" svg:y="14.903cm">
            <draw:text-box>
              <text:p><text:span text:style-name="T1">Lamda</text:span></text:p>
              <text:p/>
            </draw:text-box>
          </draw:frame>
          <draw:frame draw:z-index="3" draw:name="Marco de texto 2" draw:style-name="gr3" draw:text-style-name="P3" svg:width="2.379cm" svg:height="1.03cm" svg:x="13.387cm" svg:y="14.583cm">
            <draw:text-box>
              <text:p><text:span text:style-name="T1">Tryflex</text:span></text:p>
            </draw:text-box>
          </draw:frame>
          <draw:frame draw:z-index="4" draw:name="Marco de texto 3" draw:style-name="gr3" draw:text-style-name="P3" svg:width="4.732cm" svg:height="1.03cm" svg:x="21.399cm" svg:y="13.087cm">
            <draw:text-box>
              <text:p><text:span text:style-name="T1">Omega</text:span></text:p>
            </draw:text-box>
          </draw:frame>
          <draw:frame draw:z-index="5" draw:name="Marco de texto 4" draw:style-name="gr3" draw:text-style-name="P3" svg:width="2.379cm" svg:height="1.03cm" svg:x="16.969cm" svg:y="14.553cm">
            <draw:text-box>
              <text:p><text:span text:style-name="T1">Tryflex</text:span></text:p>
            </draw:text-box>
          </draw:frame>
          <draw:frame draw:z-index="6" draw:name="Marco de texto 5" draw:style-name="gr3" draw:text-style-name="P3" svg:width="2.379cm" svg:height="1.03cm" svg:x="19.43cm" svg:y="14.225cm">
            <draw:text-box>
              <text:p><text:span text:style-name="T1">Alpha</text:span></text:p>
            </draw:text-box>
          </draw:frame>
          <draw:frame draw:z-index="7" draw:name="Marco de texto 6" draw:style-name="gr3" draw:text-style-name="P3" svg:width="2.379cm" svg:height="1.03cm" svg:x="24.546cm" svg:y="16.424cm">
            <draw:text-box>
              <text:p><text:span text:style-name="T1">Alpha</text:span></text:p>
            </draw:text-box>
          </draw:frame>
          <draw:frame draw:z-index="8" draw:name="Marco de texto 7" draw:style-name="gr3" draw:text-style-name="P3" svg:width="2.379cm" svg:height="1.03cm" svg:x="22.712cm" svg:y="15.068cm">
            <draw:text-box>
              <text:p><text:span text:style-name="T1">Tryflex</text:span></text:p>
            </draw:text-box>
          </draw:frame>
          <draw:frame draw:z-index="9" draw:name="Marco de texto 8" draw:style-name="gr3" draw:text-style-name="P3" svg:width="2.379cm" svg:height="1.03cm" svg:x="25.427cm" svg:y="14.504cm">
            <draw:text-box>
              <text:p><text:span text:style-name="T1">Tryflex</text:span></text:p>
            </draw:text-box>
          </draw:frame>
          <draw:frame draw:z-index="10" draw:name="Marco de texto 9" draw:style-name="gr3" draw:text-style-name="P3" svg:width="2.379cm" svg:height="1.03cm" svg:x="26.993cm" svg:y="13.627cm">
            <draw:text-box>
              <text:p><text:span text:style-name="T1">Alpha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1/15 Marzo</text:p>
          </table:table-cell>
          <table:table-cell office:value-type="string" calcext:value-type="string">
            <text:p>2/15 Marzo</text:p>
          </table:table-cell>
          <table:table-cell office:value-type="string" calcext:value-type="string">
            <text:p>1/15 Abril</text:p>
          </table:table-cell>
          <table:table-cell office:value-type="string" calcext:value-type="string">
            <text:p>2/15 Abril</text:p>
          </table:table-cell>
          <table:table-cell office:value-type="string" calcext:value-type="string">
            <text:p>1/15 Mayo</text:p>
          </table:table-cell>
          <table:table-cell office:value-type="string" calcext:value-type="string">
            <text:p>2/15 Mayo</text:p>
          </table:table-cell>
          <table:table-cell office:value-type="string" calcext:value-type="string">
            <text:p>1/15 Junio</text:p>
          </table:table-cell>
          <table:table-cell office:value-type="string" calcext:value-type="string">
            <text:p>2/15 Junio</text:p>
          </table:table-cell>
          <table:table-cell office:value-type="string" calcext:value-type="string">
            <text:p>1/15 Julio</text:p>
          </table:table-cell>
          <table:table-cell office:value-type="string" calcext:value-type="string">
            <text:p>2/15 Julio</text:p>
          </table:table-cell>
          <table:table-cell office:value-type="string" calcext:value-type="string">
            <text:p>1/15 Agosto</text:p>
          </table:table-cell>
          <table:table-cell office:value-type="string" calcext:value-type="string">
            <text:p>2/15 Agosto</text:p>
          </table:table-cell>
          <table:table-cell office:value-type="string" calcext:value-type="string">
            <text:p>1/15 Septiembre</text:p>
          </table:table-cell>
          <table:table-cell office:value-type="string" calcext:value-type="string">
            <text:p>2/15 Septiembre</text:p>
          </table:table-cell>
          <table:table-cell office:value-type="string" calcext:value-type="string">
            <text:p>1/15 Octubre</text:p>
          </table:table-cell>
          <table:table-cell office:value-type="string" calcext:value-type="string">
            <text:p>2/15 Octubre</text:p>
          </table:table-cell>
          <table:table-cell office:value-type="string" calcext:value-type="string">
            <text:p>1/15 Noviembre</text:p>
          </table:table-cell>
          <table:table-cell office:value-type="string" calcext:value-type="string">
            <text:p>2/15 Noviembre</text:p>
          </table:table-cell>
          <table:table-cell office:value-type="string" calcext:value-type="string">
            <text:p>1/15 Diciembre</text:p>
          </table:table-cell>
          <table:table-cell office:value-type="string" calcext:value-type="string">
            <text:p>2/15 Diciembre</text:p>
          </table:table-cell>
          <table:table-cell office:value-type="string" calcext:value-type="string">
            <text:p>1/15 Enero</text:p>
          </table:table-cell>
          <table:table-cell office:value-type="string" calcext:value-type="string">
            <text:p>2/15 Enero</text:p>
          </table:table-cell>
          <table:table-cell office:value-type="string" calcext:value-type="string">
            <text:p>1/15 Febrero</text:p>
          </table:table-cell>
          <table:table-cell office:value-type="string" calcext:value-type="string">
            <text:p>2/15 Febrero</text:p>
          </table:table-cell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table:number-columns-repeated="4"/>
          <table:table-cell table:number-columns-repeated="4"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veles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1:24:05.9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2:34:32.110000000</meta:creation-date>
    <dc:date>2023-09-17T02:25:37.022000000</dc:date>
    <meta:editing-duration>PT39M11S</meta:editing-duration>
    <meta:editing-cycles>7</meta:editing-cycles>
    <meta:generator>LibreOffice/7.3.3.2$Windows_X86_64 LibreOffice_project/d1d0ea68f081ee2800a922cac8f79445e4603348</meta:generator>
    <meta:document-statistic meta:table-count="1" meta:cell-count="79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7cm" svg:height="11.667cm" xlink:href=".." xlink:type="simple" chart:class="chart:area" chart:style-name="ch1">
        <chart:title svg:x="11.34cm" svg:y="0.369cm" chart:style-name="ch2">
          <text:p>Esquema Anual 2023 v4</text:p>
        </chart:title>
        <chart:subtitle svg:x="7.517cm" svg:y="1.381cm" chart:style-name="ch3">
          <text:p>Un esquema sencillo de como va a ser la intensidad horaria de este año.</text:p>
        </chart:subtitle>
        <chart:legend chart:legend-position="end" svg:x="21.726cm" svg:y="2.303cm" style:legend-expansion="custom" svg:width="5.91cm" svg:height="8.055cm" style:legend-expansion-aspect-ratio="0.733705772811918" chart:style-name="ch4"/>
        <chart:plot-area chart:style-name="ch5" table:cell-range-address="Hoja1.A1:Hoja1.Y11" chart:data-source-has-labels="both" svg:x="1.563cm" svg:y="2.297cm" svg:width="20.163cm" svg:height="8.156cm">
          <chart:coordinate-region svg:x="2.921cm" svg:y="2.496cm" svg:width="18.665cm" svg:height="5.649cm"/>
          <chart:axis chart:dimension="x" chart:name="primary-x" chart:style-name="ch6" chartooo:axis-type="auto">
            <chartooo:date-scale/>
            <chart:title svg:x="10.806cm" svg:y="10.686cm" chart:style-name="ch7">
              <text:p>Quincenas</text:p>
            </chart:title>
            <chart:categories table:cell-range-address="Hoja1.B1:Hoja1.Y1"/>
            <chart:grid chart:style-name="ch8" chart:class="major"/>
          </chart:axis>
          <chart:axis chart:dimension="y" chart:name="primary-y" chart:style-name="ch6">
            <chart:title svg:x="0.451cm" svg:y="6.975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5 Marzo</text:p>
                <draw:g>
                  <svg:desc>Hoja1.B1:Hoja1.Y1</svg:desc>
                </draw:g>
              </table:table-cell>
              <table:table-cell office:value-type="string">
                <text:p>2/15 Marzo</text:p>
              </table:table-cell>
              <table:table-cell office:value-type="string">
                <text:p>1/15 Abril</text:p>
              </table:table-cell>
              <table:table-cell office:value-type="string">
                <text:p>2/15 Abril</text:p>
              </table:table-cell>
              <table:table-cell office:value-type="string">
                <text:p>1/15 Mayo</text:p>
              </table:table-cell>
              <table:table-cell office:value-type="string">
                <text:p>2/15 Mayo</text:p>
              </table:table-cell>
              <table:table-cell office:value-type="string">
                <text:p>1/15 Junio</text:p>
              </table:table-cell>
              <table:table-cell office:value-type="string">
                <text:p>2/15 Junio</text:p>
              </table:table-cell>
              <table:table-cell office:value-type="string">
                <text:p>1/15 Julio</text:p>
              </table:table-cell>
              <table:table-cell office:value-type="string">
                <text:p>2/15 Julio</text:p>
              </table:table-cell>
              <table:table-cell office:value-type="string">
                <text:p>1/15 Agosto</text:p>
              </table:table-cell>
              <table:table-cell office:value-type="string">
                <text:p>2/15 Agosto</text:p>
              </table:table-cell>
              <table:table-cell office:value-type="string">
                <text:p>1/15 Septiembre</text:p>
              </table:table-cell>
              <table:table-cell office:value-type="string">
                <text:p>2/15 Septiembre</text:p>
              </table:table-cell>
              <table:table-cell office:value-type="string">
                <text:p>1/15 Octubre</text:p>
              </table:table-cell>
              <table:table-cell office:value-type="string">
                <text:p>2/15 Octubre</text:p>
              </table:table-cell>
              <table:table-cell office:value-type="string">
                <text:p>1/15 Noviembre</text:p>
              </table:table-cell>
              <table:table-cell office:value-type="string">
                <text:p>2/15 Noviembre</text:p>
              </table:table-cell>
              <table:table-cell office:value-type="string">
                <text:p>1/15 Diciembre</text:p>
              </table:table-cell>
              <table:table-cell office:value-type="string">
                <text:p>2/15 Diciembre</text:p>
              </table:table-cell>
              <table:table-cell office:value-type="string">
                <text:p>1/15 Enero</text:p>
              </table:table-cell>
              <table:table-cell office:value-type="string">
                <text:p>2/15 Enero</text:p>
              </table:table-cell>
              <table:table-cell office:value-type="string">
                <text:p>1/15 Febrero</text:p>
              </table:table-cell>
              <table:table-cell office:value-type="string">
                <text:p>2/15 Febrero</text:p>
              </table:table-cell>
            </table:table-row>
          </table:table-header-rows>
          <table:table-rows>
            <table:table-row>
              <table:table-cell office:value-type="string">
                <text:p>9
(5 días cargados)</text:p>
                <draw:g>
                  <svg:desc>Hoja1.A2:Hoja1.A2</svg:desc>
                </draw:g>
              </table:table-cell>
              <table:table-cell office:value-type="float" office:value="9">
                <text:p>9</text:p>
                <draw:g>
                  <svg:desc>Hoja1.B2:Hoja1.Y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
(3 dí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Y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5cm" svg:y="0.316cm" chart:style-name="ch2">
          <text:p>Cantidad de quincenas por nivel</text:p>
        </chart:title>
        <chart:subtitle svg:x="1.778cm" svg:y="1.275cm" chart:style-name="ch3">
          <text:p>Este grafico de torta evalua la cantidad de intensidades consumidas, en proporción al tiempo.</text:p>
        </chart:subtitle>
        <chart:legend chart:legend-position="end" svg:x="5.825cm" svg:y="2.996cm" style:legend-expansion="custom" svg:width="8.657cm" svg:height="4.575cm" style:legend-expansion-aspect-ratio="1.89224043715847" chart:style-name="ch4"/>
        <chart:plot-area chart:style-name="ch5" table:cell-range-address="Hoja1.A13:Hoja1.B23" chart:data-source-has-labels="both" svg:x="0.657cm" svg:y="3.488cm" svg:width="4.494cm" svg:height="2.6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657cm" svg:y="2.835cm" svg:width="4.494cm" svg:height="4.0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
(Cese de actividades)</text:p>
                <draw:g>
                  <svg:desc>Hoja1.A14:Hoja1.A23</svg:desc>
                </draw:g>
              </table:table-cell>
              <table:table-cell office:value-type="float" office:value="1">
                <text:p>1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1
(Un día moderado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
(2 días moder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
(3 días fácile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
(3 días de media complejida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
(3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
(3 días carg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
(4 días cargado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
(5 días cargados)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